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8.43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10.62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1.43mm"/>
    </style:style>
    <style:style style:name="co11" style:family="table-column">
      <style:table-column-properties fo:break-before="auto" style:column-width="9.79mm"/>
    </style:style>
    <style:style style:name="co12" style:family="table-column">
      <style:table-column-properties fo:break-before="auto" style:column-width="9.98mm"/>
    </style:style>
    <style:style style:name="co13" style:family="table-column">
      <style:table-column-properties fo:break-before="auto" style:column-width="17.78mm"/>
    </style:style>
    <style:style style:name="co14" style:family="table-column">
      <style:table-column-properties fo:break-before="auto" style:column-width="27.04mm"/>
    </style:style>
    <style:style style:name="co15" style:family="table-column">
      <style:table-column-properties fo:break-before="auto" style:column-width="7.9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svg:stroke-color="#000000" draw:fill="none" draw:fill-color="#ffffff" fo:min-height="7.81mm"/>
    </style:style>
    <style:style style:name="gr2" style:family="graphic">
      <style:graphic-properties draw:stroke="none" svg:stroke-color="#000000" draw:fill="none" draw:fill-color="#ffffff" fo:min-height="5.05mm"/>
    </style:style>
    <style:style style:name="gr3" style:family="graphic">
      <style:graphic-properties svg:stroke-color="#ce181e" draw:fill="none" draw:textarea-horizontal-align="justify" draw:textarea-vertical-align="middle" draw:auto-grow-height="false" fo:min-height="4.14mm" fo:min-width="3.93mm"/>
    </style:style>
    <style:style style:name="gr4" style:family="graphic">
      <style:graphic-properties svg:stroke-color="#000000" draw:textarea-horizontal-align="center" draw:textarea-vertical-align="middle"/>
    </style:style>
    <style:style style:name="gr5" style:family="graphic">
      <style:graphic-properties draw:textarea-horizontal-align="center" draw:textarea-vertical-align="middle"/>
    </style:style>
    <style:style style:name="gr6" style:family="graphic">
      <style:graphic-properties draw:fill="none" draw:textarea-horizontal-align="justify" draw:textarea-vertical-align="middle" draw:auto-grow-height="false" fo:min-height="3mm" fo:min-width="3mm"/>
    </style:style>
    <style:style style:name="gr7" style:family="graphic">
      <style:graphic-properties draw:fill="none" draw:textarea-horizontal-align="justify" draw:textarea-vertical-align="middle" draw:auto-grow-height="false" fo:min-height="2.77mm" fo:min-width="2.77m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61mm" svg:height="7.81mm" svg:x="91.04mm" svg:y="18.58mm">
            <draw:text-box>
              <text:p><text:span text:style-name="T1">D5 <text:s/>D7</text:span></text:p>
              <text:p/>
            </draw:text-box>
          </draw:frame>
          <draw:frame draw:z-index="1" draw:style-name="gr2" draw:text-style-name="P2" svg:width="8.32mm" svg:height="5.05mm" svg:x="87.61mm" svg:y="22.57mm">
            <draw:text-box>
              <text:p><text:span text:style-name="T1">D3 </text:span></text:p>
            </draw:text-box>
          </draw:frame>
          <draw:custom-shape draw:z-index="2" draw:style-name="gr3" draw:text-style-name="P3" svg:width="5.55mm" svg:height="5.84mm" svg:x="114.03mm" svg:y="28.6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3" draw:text-style-name="P3" svg:width="5.55mm" svg:height="5.84mm" svg:x="103.5mm" svg:y="37.4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3" draw:text-style-name="P3" svg:width="5.55mm" svg:height="5.84mm" svg:x="125.14mm" svg:y="37.44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3" draw:text-style-name="P3" svg:width="5.55mm" svg:height="5.84mm" svg:x="136.24mm" svg:y="28.6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6" draw:style-name="gr1" draw:text-style-name="P1" svg:width="16.61mm" svg:height="7.81mm" svg:x="91.04mm" svg:y="59.22mm">
            <draw:text-box>
              <text:p><text:span text:style-name="T1">D6 <text:s/>D7</text:span></text:p>
              <text:p/>
            </draw:text-box>
          </draw:frame>
          <draw:frame draw:z-index="7" draw:style-name="gr2" draw:text-style-name="P2" svg:width="8.32mm" svg:height="5.05mm" svg:x="87.61mm" svg:y="63.21mm">
            <draw:text-box>
              <text:p><text:span text:style-name="T1">D3 </text:span></text:p>
            </draw:text-box>
          </draw:frame>
          <draw:custom-shape draw:z-index="8" draw:style-name="gr3" draw:text-style-name="P3" svg:width="5.55mm" svg:height="5.84mm" svg:x="114.03mm" svg:y="69.3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3" draw:text-style-name="P3" svg:width="5.55mm" svg:height="5.84mm" svg:x="103.5mm" svg:y="78.0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style-name="gr3" draw:text-style-name="P3" svg:width="5.55mm" svg:height="5.84mm" svg:x="125.14mm" svg:y="78.08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3" draw:text-style-name="P3" svg:width="5.55mm" svg:height="5.84mm" svg:x="136.24mm" svg:y="69.3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12" draw:style-name="gr1" draw:text-style-name="P1" svg:width="16.61mm" svg:height="7.81mm" svg:x="91.04mm" svg:y="99.86mm">
            <draw:text-box>
              <text:p><text:span text:style-name="T1">D6 <text:s/>D7</text:span></text:p>
              <text:p/>
            </draw:text-box>
          </draw:frame>
          <draw:frame draw:z-index="13" draw:style-name="gr2" draw:text-style-name="P2" svg:width="8.32mm" svg:height="5.05mm" svg:x="87.61mm" svg:y="103.85mm">
            <draw:text-box>
              <text:p><text:span text:style-name="T1">D5 </text:span></text:p>
            </draw:text-box>
          </draw:frame>
          <draw:custom-shape draw:z-index="14" draw:style-name="gr3" draw:text-style-name="P3" svg:width="5.55mm" svg:height="5.84mm" svg:x="114.03mm" svg:y="109.97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style-name="gr3" draw:text-style-name="P3" svg:width="5.55mm" svg:height="5.84mm" svg:x="103.5mm" svg:y="118.7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style-name="gr3" draw:text-style-name="P3" svg:width="5.55mm" svg:height="5.84mm" svg:x="125.14mm" svg:y="118.7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style-name="gr3" draw:text-style-name="P3" svg:width="5.55mm" svg:height="5.84mm" svg:x="136.24mm" svg:y="109.97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8" draw:style-name="gr4" draw:text-style-name="P4" svg:x1="86.71mm" svg:y1="18.95mm" svg:x2="100.83mm" svg:y2="26.83mm">
            <text:p/>
          </draw:line>
          <draw:line draw:z-index="19" draw:style-name="gr4" draw:text-style-name="P4" svg:x1="86.71mm" svg:y1="59.73mm" svg:x2="100.83mm" svg:y2="67.47mm">
            <text:p/>
          </draw:line>
          <draw:line draw:z-index="20" draw:style-name="gr4" draw:text-style-name="P4" svg:x1="86.71mm" svg:y1="100.51mm" svg:x2="100.83mm" svg:y2="108.11mm">
            <text:p/>
          </draw:line>
          <draw:line draw:z-index="21" draw:style-name="gr5" draw:text-style-name="P4" svg:x1="205.46mm" svg:y1="19.65mm" svg:x2="209.07mm" svg:y2="19.65mm">
            <text:p/>
          </draw:line>
          <draw:line draw:z-index="22" draw:style-name="gr5" draw:text-style-name="P4" svg:x1="211.56mm" svg:y1="19.65mm" svg:x2="215.3mm" svg:y2="19.66mm">
            <text:p/>
          </draw:line>
          <draw:line draw:z-index="23" draw:style-name="gr5" draw:text-style-name="P4" svg:x1="219.16mm" svg:y1="19.65mm" svg:x2="222.49mm" svg:y2="19.65mm">
            <text:p/>
          </draw:line>
          <draw:line draw:z-index="24" draw:style-name="gr5" draw:text-style-name="P4" svg:x1="225.54mm" svg:y1="19.92mm" svg:x2="229.15mm" svg:y2="19.92mm">
            <text:p/>
          </draw:line>
          <draw:line draw:z-index="25" draw:style-name="gr5" draw:text-style-name="P4" svg:x1="259.03mm" svg:y1="19.92mm" svg:x2="263.2mm" svg:y2="19.92mm">
            <text:p/>
          </draw:line>
          <draw:line draw:z-index="26" draw:style-name="gr5" draw:text-style-name="P4" svg:x1="270.13mm" svg:y1="19.92mm" svg:x2="274.02mm" svg:y2="19.92mm">
            <text:p/>
          </draw:line>
          <draw:line draw:z-index="27" draw:style-name="gr5" draw:text-style-name="P4" svg:x1="211.84mm" svg:y1="60.29mm" svg:x2="215.45mm" svg:y2="60.29mm">
            <text:p/>
          </draw:line>
          <draw:line draw:z-index="28" draw:style-name="gr5" draw:text-style-name="P4" svg:x1="205.74mm" svg:y1="60.02mm" svg:x2="209.35mm" svg:y2="60.02mm">
            <text:p/>
          </draw:line>
          <draw:line draw:z-index="29" draw:style-name="gr5" draw:text-style-name="P4" svg:x1="220mm" svg:y1="60.29mm" svg:x2="224.16mm" svg:y2="60.29mm">
            <text:p/>
          </draw:line>
          <draw:line draw:z-index="30" draw:style-name="gr5" draw:text-style-name="P4" svg:x1="226.38mm" svg:y1="60.29mm" svg:x2="229.43mm" svg:y2="60.29mm">
            <text:p/>
          </draw:line>
          <draw:line draw:z-index="31" draw:style-name="gr5" draw:text-style-name="P4" svg:x1="259.03mm" svg:y1="60.29mm" svg:x2="262.92mm" svg:y2="60.29mm">
            <text:p/>
          </draw:line>
          <draw:line draw:z-index="32" draw:style-name="gr5" draw:text-style-name="P4" svg:x1="270.41mm" svg:y1="60.29mm" svg:x2="274.29mm" svg:y2="60.29mm">
            <text:p/>
          </draw:line>
          <draw:line draw:z-index="33" draw:style-name="gr5" draw:text-style-name="P4" svg:x1="205.18mm" svg:y1="100.94mm" svg:x2="208.79mm" svg:y2="100.94mm">
            <text:p/>
          </draw:line>
          <draw:line draw:z-index="34" draw:style-name="gr5" draw:text-style-name="P4" svg:x1="210.73mm" svg:y1="100.94mm" svg:x2="214.89mm" svg:y2="100.94mm">
            <text:p/>
          </draw:line>
          <draw:line draw:z-index="35" draw:style-name="gr5" draw:text-style-name="P4" svg:x1="219.16mm" svg:y1="100.94mm" svg:x2="223.05mm" svg:y2="100.94mm">
            <text:p/>
          </draw:line>
          <draw:line draw:z-index="36" draw:style-name="gr5" draw:text-style-name="P4" svg:x1="225.54mm" svg:y1="100.94mm" svg:x2="228.87mm" svg:y2="100.94mm">
            <text:p/>
          </draw:line>
          <draw:line draw:z-index="37" draw:style-name="gr5" draw:text-style-name="P4" svg:x1="259.31mm" svg:y1="100.94mm" svg:x2="263.75mm" svg:y2="100.94mm">
            <text:p/>
          </draw:line>
          <draw:line draw:z-index="38" draw:style-name="gr5" draw:text-style-name="P4" svg:x1="270.13mm" svg:y1="101.2mm" svg:x2="274.29mm" svg:y2="101.2mm">
            <text:p/>
          </draw:line>
          <draw:line draw:z-index="39" draw:style-name="gr5" draw:text-style-name="P4" svg:x1="199.25mm" svg:y1="29.49mm" svg:x2="204.01mm" svg:y2="29.49mm">
            <text:p/>
          </draw:line>
          <draw:line draw:z-index="40" draw:style-name="gr5" draw:text-style-name="P4" svg:x1="213.42mm" svg:y1="29.49mm" svg:x2="217.26mm" svg:y2="29.49mm">
            <text:p/>
          </draw:line>
          <draw:line draw:z-index="41" draw:style-name="gr5" draw:text-style-name="P4" svg:x1="222.56mm" svg:y1="29.49mm" svg:x2="225.67mm" svg:y2="29.49mm">
            <text:p/>
          </draw:line>
          <draw:line draw:z-index="42" draw:style-name="gr5" draw:text-style-name="P4" svg:x1="259.66mm" svg:y1="29.67mm" svg:x2="263.14mm" svg:y2="29.67mm">
            <text:p/>
          </draw:line>
          <draw:line draw:z-index="43" draw:style-name="gr5" draw:text-style-name="P4" svg:x1="265.33mm" svg:y1="29.67mm" svg:x2="268.99mm" svg:y2="29.67mm">
            <text:p/>
          </draw:line>
          <draw:line draw:z-index="44" draw:style-name="gr5" draw:text-style-name="P4" svg:x1="207.12mm" svg:y1="38.89mm" svg:x2="211.14mm" svg:y2="38.89mm">
            <text:p/>
          </draw:line>
          <draw:line draw:z-index="45" draw:style-name="gr5" draw:text-style-name="P4" svg:x1="245.31mm" svg:y1="38.71mm" svg:x2="260.49mm" svg:y2="38.71mm">
            <text:p/>
          </draw:line>
          <draw:custom-shape draw:z-index="46" draw:style-name="gr6" draw:text-style-name="P3" svg:width="4.24mm" svg:height="4.24mm" svg:x="220.41mm" svg:y="39.24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7" draw:style-name="gr6" draw:text-style-name="P3" svg:width="4.24mm" svg:height="4.24mm" svg:x="250.96mm" svg:y="39.3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8" draw:style-name="gr6" draw:text-style-name="P3" svg:width="4.24mm" svg:height="4.24mm" svg:x="228.46mm" svg:y="47.9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9" draw:style-name="gr6" draw:text-style-name="P3" svg:width="4.24mm" svg:height="4.24mm" svg:x="240.9mm" svg:y="48.3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50" draw:style-name="gr5" draw:text-style-name="P4" svg:x1="199.25mm" svg:y1="70.13mm" svg:x2="204.01mm" svg:y2="70.13mm">
            <text:p/>
          </draw:line>
          <draw:line draw:z-index="51" draw:style-name="gr5" draw:text-style-name="P4" svg:x1="213.42mm" svg:y1="70.13mm" svg:x2="217.26mm" svg:y2="70.13mm">
            <text:p/>
          </draw:line>
          <draw:line draw:z-index="52" draw:style-name="gr5" draw:text-style-name="P4" svg:x1="222.56mm" svg:y1="70.13mm" svg:x2="225.67mm" svg:y2="70.13mm">
            <text:p/>
          </draw:line>
          <draw:line draw:z-index="53" draw:style-name="gr5" draw:text-style-name="P4" svg:x1="259.66mm" svg:y1="70.31mm" svg:x2="263.14mm" svg:y2="70.31mm">
            <text:p/>
          </draw:line>
          <draw:line draw:z-index="54" draw:style-name="gr5" draw:text-style-name="P4" svg:x1="265.33mm" svg:y1="70.31mm" svg:x2="268.99mm" svg:y2="70.31mm">
            <text:p/>
          </draw:line>
          <draw:line draw:z-index="55" draw:style-name="gr5" draw:text-style-name="P4" svg:x1="207.12mm" svg:y1="79.53mm" svg:x2="211.14mm" svg:y2="79.53mm">
            <text:p/>
          </draw:line>
          <draw:line draw:z-index="56" draw:style-name="gr5" draw:text-style-name="P4" svg:x1="245.31mm" svg:y1="79.35mm" svg:x2="260.49mm" svg:y2="79.35mm">
            <text:p/>
          </draw:line>
          <draw:custom-shape draw:z-index="57" draw:style-name="gr6" draw:text-style-name="P3" svg:width="4.24mm" svg:height="4.24mm" svg:x="220.41mm" svg:y="79.88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8" draw:style-name="gr6" draw:text-style-name="P3" svg:width="4.24mm" svg:height="4.24mm" svg:x="250.96mm" svg:y="79.97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9" draw:style-name="gr6" draw:text-style-name="P3" svg:width="4.24mm" svg:height="4.24mm" svg:x="228.46mm" svg:y="88.6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0" draw:style-name="gr6" draw:text-style-name="P3" svg:width="4.24mm" svg:height="4.24mm" svg:x="240.9mm" svg:y="88.9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61" draw:style-name="gr5" draw:text-style-name="P4" svg:x1="199.25mm" svg:y1="110.77mm" svg:x2="204.01mm" svg:y2="110.77mm">
            <text:p/>
          </draw:line>
          <draw:line draw:z-index="62" draw:style-name="gr5" draw:text-style-name="P4" svg:x1="213.42mm" svg:y1="110.77mm" svg:x2="217.26mm" svg:y2="110.77mm">
            <text:p/>
          </draw:line>
          <draw:line draw:z-index="63" draw:style-name="gr5" draw:text-style-name="P4" svg:x1="222.56mm" svg:y1="110.77mm" svg:x2="225.67mm" svg:y2="110.77mm">
            <text:p/>
          </draw:line>
          <draw:line draw:z-index="64" draw:style-name="gr5" draw:text-style-name="P4" svg:x1="259.66mm" svg:y1="110.95mm" svg:x2="263.14mm" svg:y2="110.95mm">
            <text:p/>
          </draw:line>
          <draw:line draw:z-index="65" draw:style-name="gr5" draw:text-style-name="P4" svg:x1="265.33mm" svg:y1="110.95mm" svg:x2="268.99mm" svg:y2="110.95mm">
            <text:p/>
          </draw:line>
          <draw:line draw:z-index="66" draw:style-name="gr5" draw:text-style-name="P4" svg:x1="207.12mm" svg:y1="120.17mm" svg:x2="211.14mm" svg:y2="120.17mm">
            <text:p/>
          </draw:line>
          <draw:line draw:z-index="67" draw:style-name="gr5" draw:text-style-name="P4" svg:x1="245.31mm" svg:y1="119.99mm" svg:x2="260.49mm" svg:y2="119.99mm">
            <text:p/>
          </draw:line>
          <draw:custom-shape draw:z-index="68" draw:style-name="gr6" draw:text-style-name="P3" svg:width="4.24mm" svg:height="4.24mm" svg:x="220.41mm" svg:y="120.5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9" draw:style-name="gr6" draw:text-style-name="P3" svg:width="4.24mm" svg:height="4.24mm" svg:x="250.96mm" svg:y="120.61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0" draw:style-name="gr6" draw:text-style-name="P3" svg:width="4.24mm" svg:height="4.24mm" svg:x="228.46mm" svg:y="129.27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1" draw:style-name="gr6" draw:text-style-name="P3" svg:width="4.24mm" svg:height="4.24mm" svg:x="240.9mm" svg:y="129.6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2" draw:style-name="gr7" draw:text-style-name="P3" svg:width="3.91mm" svg:height="3.91mm" svg:x="384.49mm" svg:y="14.4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3" draw:style-name="gr7" draw:text-style-name="P3" svg:width="3.91mm" svg:height="3.91mm" svg:x="401.91mm" svg:y="14.4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4" draw:style-name="gr7" draw:text-style-name="P3" svg:width="3.91mm" svg:height="3.91mm" svg:x="413.25mm" svg:y="14.4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5" draw:style-name="gr7" draw:text-style-name="P3" svg:width="3.91mm" svg:height="3.91mm" svg:x="384.49mm" svg:y="68.67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6" draw:style-name="gr7" draw:text-style-name="P3" svg:width="3.91mm" svg:height="3.91mm" svg:x="401.91mm" svg:y="68.6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7" draw:style-name="gr7" draw:text-style-name="P3" svg:width="3.91mm" svg:height="3.91mm" svg:x="413.25mm" svg:y="68.6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8" draw:style-name="gr7" draw:text-style-name="P3" svg:width="3.91mm" svg:height="3.91mm" svg:x="384.49mm" svg:y="122.8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9" draw:style-name="gr7" draw:text-style-name="P3" svg:width="3.91mm" svg:height="3.91mm" svg:x="401.91mm" svg:y="122.8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0" draw:style-name="gr7" draw:text-style-name="P3" svg:width="3.91mm" svg:height="3.91mm" svg:x="413.25mm" svg:y="122.8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11" table:default-cell-style-name="ce27"/>
        <table:table-column table:style-name="co12" table:number-columns-repeated="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row table:style-name="ro1">
          <table:table-cell table:style-name="ce1" office:value-type="string" calcext:value-type="string" table:number-columns-spanned="7" table:number-rows-spanned="1">
            <text:p>Hamming Paridad Par</text:p>
          </table:table-cell>
          <table:covered-table-cell table:number-columns-repeated="6"/>
          <table:table-cell table:number-columns-repeated="16"/>
          <table:table-cell table:style-name="Default" table:number-columns-repeated="6"/>
        </table:table-row>
        <table:table-row table:style-name="ro2">
          <table:table-cell table:number-columns-repeated="23"/>
          <table:table-cell table:style-name="ce31" office:value-type="string" calcext:value-type="string" table:number-columns-spanned="6" table:number-rows-spanned="1">
            <text:p>Paridad en P1</text:p>
          </table:table-cell>
          <table:covered-table-cell table:number-columns-repeated="4" table:style-name="ce33"/>
          <table:covered-table-cell table:style-name="ce34"/>
        </table:table-row>
        <table:table-row table:style-name="ro2">
          <table:table-cell office:value-type="string" calcext:value-type="string">
            <text:p>Paridad en P1</text:p>
          </table:table-cell>
          <table:table-cell table:number-columns-repeated="8"/>
          <table:table-cell table:style-name="ce6" office:value-type="string" calcext:value-type="string">
            <text:p>Bit de Paridad P1</text:p>
          </table:table-cell>
          <table:table-cell table:number-columns-repeated="13"/>
          <table:table-cell table:style-name="ce17"/>
          <table:table-cell table:style-name="ce33" table:number-columns-repeated="4"/>
          <table:table-cell table:style-name="ce34"/>
        </table:table-row>
        <table:table-row table:style-name="ro2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number-columns-repeated="16"/>
          <table:table-cell office:value-type="string" calcext:value-type="string">
            <text:p>D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3 + D7</text:p>
          </table:table-cell>
          <table:table-cell office:value-type="string" calcext:value-type="string">
            <text:p>(D3 + D7) <text:s/>+ D5</text:p>
          </table:table-cell>
          <table:table-cell office:value-type="string" calcext:value-type="string">
            <text:p>P1</text:p>
          </table:table-cell>
        </table:table-row>
        <table:table-row table:style-name="ro2"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/>
          <table:table-cell table:style-name="ce7"/>
          <table:table-cell table:style-name="ce9" office:value-type="string" calcext:value-type="string" table:number-columns-spanned="1" table:number-rows-spanned="2">
            <text:p>0 0</text:p>
          </table:table-cell>
          <table:table-cell table:style-name="ce9" office:value-type="string" calcext:value-type="string" table:number-columns-spanned="1" table:number-rows-spanned="2">
            <text:p>0 1</text:p>
          </table:table-cell>
          <table:table-cell table:style-name="ce9" office:value-type="string" calcext:value-type="string" table:number-columns-spanned="1" table:number-rows-spanned="2">
            <text:p>1 1</text:p>
          </table:table-cell>
          <table:table-cell table:style-name="ce13" office:value-type="string" calcext:value-type="string" table:number-columns-spanned="1" table:number-rows-spanned="2">
            <text:p>1 0</text:p>
          </table:table-cell>
          <table:table-cell/>
          <table:table-cell table:style-name="ce27" office:value-type="string" calcext:value-type="string" table:number-columns-spanned="6" table:number-rows-spanned="2">
            <text:p>S= D3 D5 D7 + D3 D5 D7 + D3 D5 D7 + D3 D5 D7 </text:p>
          </table:table-cell>
          <table:covered-table-cell table:number-columns-repeated="5"/>
          <table:table-cell table:number-columns-repeated="2"/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/>
          <table:table-cell table:style-name="ce8"/>
          <table:covered-table-cell table:number-columns-repeated="3" table:style-name="ce10"/>
          <table:covered-table-cell table:style-name="ce14"/>
          <table:table-cell/>
          <table:covered-table-cell table:number-columns-repeated="6" table:style-name="ce31"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/>
          <table:table-cell table:style-name="ce27" office:value-type="string" calcext:value-type="string" table:number-columns-spanned="6" table:number-rows-spanned="2">
            <text:p>D5 ( D3 D7 + D3 D7) + D5 (D3 D7 + D3 D7)</text:p>
          </table:table-cell>
          <table:covered-table-cell table:number-columns-repeated="5" table:style-name="ce31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covered-table-cell table:number-columns-repeated="4" table:style-name="ce10"/>
          <table:covered-table-cell table:style-name="ce14"/>
          <table:table-cell/>
          <table:covered-table-cell table:number-columns-repeated="6" table:style-name="ce31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13" office:value-type="float" office:value="0" calcext:value-type="float" table:number-columns-spanned="1" table:number-rows-spanned="2">
            <text:p>0</text:p>
          </table:table-cell>
          <table:table-cell/>
          <table:table-cell table:style-name="ce27" office:value-type="string" calcext:value-type="string" table:number-columns-spanned="6" table:number-rows-spanned="2">
            <text:p>D5 ( D3 <text:s/>+ <text:s/>D7 ) + D5 ( D3 <text:s/>+ <text:s/>D7 )</text:p>
          </table:table-cell>
          <table:covered-table-cell table:number-columns-repeated="5" table:style-name="ce3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covered-table-cell table:number-columns-repeated="4" table:style-name="ce10"/>
          <table:covered-table-cell table:style-name="ce14"/>
          <table:table-cell/>
          <table:covered-table-cell table:number-columns-repeated="6" table:style-name="ce31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11" table:number-columns-repeated="5"/>
          <table:table-cell/>
          <table:table-cell table:style-name="ce27" office:value-type="string" calcext:value-type="string" table:number-columns-spanned="6" table:number-rows-spanned="2">
            <text:p>( D3 <text:s text:c="2"/>+ <text:s/>D7 ) + <text:s/>D5</text:p>
          </table:table-cell>
          <table:covered-table-cell table:number-columns-repeated="5" table:style-name="ce3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Bit de Paridad P2</text:p>
          </table:table-cell>
          <table:table-cell table:number-columns-repeated="5"/>
          <table:covered-table-cell table:number-columns-repeated="6" table:style-name="ce31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"/>
          <table:table-cell table:style-name="Default" table:number-columns-repeated="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style-name="ce9" office:value-type="string" calcext:value-type="string" table:number-columns-spanned="1" table:number-rows-spanned="2">
            <text:p>0 0</text:p>
          </table:table-cell>
          <table:table-cell table:style-name="ce9" office:value-type="string" calcext:value-type="string" table:number-columns-spanned="1" table:number-rows-spanned="2">
            <text:p>0 1</text:p>
          </table:table-cell>
          <table:table-cell table:style-name="ce9" office:value-type="string" calcext:value-type="string" table:number-columns-spanned="1" table:number-rows-spanned="2">
            <text:p>1 1</text:p>
          </table:table-cell>
          <table:table-cell table:style-name="ce13" office:value-type="string" calcext:value-type="string" table:number-columns-spanned="1" table:number-rows-spanned="2">
            <text:p>1 0</text:p>
          </table:table-cell>
          <table:table-cell/>
          <table:table-cell table:style-name="ce27" office:value-type="string" calcext:value-type="string" table:number-columns-spanned="6" table:number-rows-spanned="2">
            <text:p>S= D3 D6 D7 + D3 D6 D7 + D3 D6 D7 + D3 D6 D7 </text:p>
          </table:table-cell>
          <table:covered-table-cell table:number-columns-repeated="5"/>
          <table:table-cell table:number-columns-repeated="2"/>
          <table:table-cell table:style-name="ce31" office:value-type="string" calcext:value-type="string" table:number-columns-spanned="6" table:number-rows-spanned="1">
            <text:p>Paridad en P2</text:p>
          </table:table-cell>
          <table:covered-table-cell table:number-columns-repeated="4" table:style-name="ce33"/>
          <table:covered-table-cell table:style-name="ce3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8"/>
          <table:covered-table-cell table:number-columns-repeated="3" table:style-name="ce10"/>
          <table:covered-table-cell table:style-name="ce14"/>
          <table:table-cell/>
          <table:covered-table-cell table:number-columns-repeated="6"/>
          <table:table-cell table:number-columns-repeated="2"/>
          <table:table-cell table:style-name="ce17"/>
          <table:table-cell table:style-name="ce33" table:number-columns-repeated="4"/>
          <table:table-cell table:style-name="ce3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/>
          <table:table-cell table:style-name="ce27" office:value-type="string" calcext:value-type="string" table:number-columns-spanned="6" table:number-rows-spanned="2">
            <text:p>D6 ( D3 D7 + D3 D7) + D6 (D3 D7 + D3 D7)</text:p>
          </table:table-cell>
          <table:covered-table-cell table:number-columns-repeated="5" table:style-name="ce31"/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3 + D7</text:p>
          </table:table-cell>
          <table:table-cell office:value-type="string" calcext:value-type="string">
            <text:p>(D3 + D7) <text:s/>+ D6</text:p>
          </table:table-cell>
          <table:table-cell office:value-type="string" calcext:value-type="string">
            <text:p>P2</text:p>
          </table:table-cell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covered-table-cell table:number-columns-repeated="4" table:style-name="ce10"/>
          <table:covered-table-cell table:style-name="ce14"/>
          <table:table-cell/>
          <table:covered-table-cell table:number-columns-repeated="6" table:style-name="ce31"/>
          <table:table-cell table:number-columns-repeated="2"/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27" office:value-type="float" office:value="0" calcext:value-type="float" table:number-columns-spanned="1" table:number-rows-spanned="2">
            <text:p>0</text:p>
          </table:table-cell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15" office:value-type="float" office:value="0" calcext:value-type="float" table:number-columns-spanned="1" table:number-rows-spanned="2">
            <text:p>0</text:p>
          </table:table-cell>
          <table:table-cell/>
          <table:table-cell table:style-name="ce27" office:value-type="string" calcext:value-type="string" table:number-columns-spanned="6" table:number-rows-spanned="2">
            <text:p>D6 ( D3 <text:s/>+ <text:s/>D7 ) + D6 ( D3 <text:s/>+ <text:s/>D7 )</text:p>
          </table:table-cell>
          <table:covered-table-cell table:number-columns-repeated="5" table:style-name="ce31"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/>
          <table:covered-table-cell table:number-columns-repeated="4" table:style-name="ce10"/>
          <table:covered-table-cell table:style-name="ce14"/>
          <table:table-cell/>
          <table:covered-table-cell table:number-columns-repeated="6" table:style-name="ce31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7" table:style-name="ce4" office:value-type="float" office:value="1" calcext:value-type="float">
            <text:p>1</text:p>
          </table:table-cell>
          <table:table-cell table:number-columns-repeated="8"/>
          <table:table-cell table:style-name="ce27" office:value-type="string" calcext:value-type="string" table:number-columns-spanned="6" table:number-rows-spanned="2">
            <text:p>( D3 <text:s text:c="2"/>+ <text:s/>D7 ) + <text:s/>D6</text:p>
          </table:table-cell>
          <table:covered-table-cell table:number-columns-repeated="5" table:style-name="ce31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table:style-name="ce6" office:value-type="string" calcext:value-type="string">
            <text:p>Bit de Paridad P4</text:p>
          </table:table-cell>
          <table:table-cell table:number-columns-repeated="5"/>
          <table:covered-table-cell table:number-columns-repeated="6" table:style-name="ce3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table:style-name="ce7"/>
          <table:table-cell table:style-name="ce9" office:value-type="string" calcext:value-type="string" table:number-columns-spanned="1" table:number-rows-spanned="2">
            <text:p>0 0</text:p>
          </table:table-cell>
          <table:table-cell table:style-name="ce9" office:value-type="string" calcext:value-type="string" table:number-columns-spanned="1" table:number-rows-spanned="2">
            <text:p>0 1</text:p>
          </table:table-cell>
          <table:table-cell table:style-name="ce9" office:value-type="string" calcext:value-type="string" table:number-columns-spanned="1" table:number-rows-spanned="2">
            <text:p>1 1</text:p>
          </table:table-cell>
          <table:table-cell table:style-name="ce13" office:value-type="string" calcext:value-type="string" table:number-columns-spanned="1" table:number-rows-spanned="2">
            <text:p>1 0</text:p>
          </table:table-cell>
          <table:table-cell/>
          <table:table-cell table:style-name="ce27" office:value-type="string" calcext:value-type="string" table:number-columns-spanned="6" table:number-rows-spanned="2">
            <text:p>S= D5 D6 D7 + D5 D6 D7 + D5 D6 D7 + D5 D6 D7 </text:p>
          </table:table-cell>
          <table:covered-table-cell table:number-columns-repeated="5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table:style-name="ce8"/>
          <table:covered-table-cell table:number-columns-repeated="3" table:style-name="ce10"/>
          <table:covered-table-cell table:style-name="ce14"/>
          <table:table-cell/>
          <table:covered-table-cell table:number-columns-repeated="6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/>
          <table:table-cell table:style-name="ce27" office:value-type="string" calcext:value-type="string" table:number-columns-spanned="6" table:number-rows-spanned="2">
            <text:p>D6 ( D5 D7 + D5 D7) + D6 (D5 D7 + D5 D7)</text:p>
          </table:table-cell>
          <table:covered-table-cell table:number-columns-repeated="5" table:style-name="ce31"/>
          <table:table-cell table:number-columns-repeated="2"/>
          <table:table-cell table:style-name="Default" table:number-columns-repeated="6"/>
        </table:table-row>
        <table:table-row table:style-name="ro2">
          <table:table-cell table:number-columns-repeated="9"/>
          <table:covered-table-cell table:number-columns-repeated="4" table:style-name="ce10"/>
          <table:covered-table-cell table:style-name="ce14"/>
          <table:table-cell/>
          <table:covered-table-cell table:number-columns-repeated="6" table:style-name="ce31"/>
          <table:table-cell table:number-columns-repeated="2"/>
          <table:table-cell table:style-name="ce31" office:value-type="string" calcext:value-type="string" table:number-columns-spanned="6" table:number-rows-spanned="1">
            <text:p>Paridad en P4</text:p>
          </table:table-cell>
          <table:covered-table-cell table:number-columns-repeated="4" table:style-name="ce33"/>
          <table:covered-table-cell table:style-name="ce34"/>
        </table:table-row>
        <table:table-row table:style-name="ro2">
          <table:table-cell table:number-columns-repeated="9"/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27" office:value-type="float" office:value="0" calcext:value-type="float" table:number-columns-spanned="1" table:number-rows-spanned="2">
            <text:p>0</text:p>
          </table:table-cell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15" office:value-type="float" office:value="0" calcext:value-type="float" table:number-columns-spanned="1" table:number-rows-spanned="2">
            <text:p>0</text:p>
          </table:table-cell>
          <table:table-cell/>
          <table:table-cell table:style-name="ce27" office:value-type="string" calcext:value-type="string" table:number-columns-spanned="6" table:number-rows-spanned="2">
            <text:p>D6 ( D5 <text:s/>+ <text:s/>D7 ) + D6 ( D5 <text:s/>+ <text:s/>D7 )</text:p>
          </table:table-cell>
          <table:covered-table-cell table:number-columns-repeated="5" table:style-name="ce31"/>
          <table:table-cell table:number-columns-repeated="2"/>
          <table:table-cell table:style-name="ce17"/>
          <table:table-cell table:style-name="ce33" table:number-columns-repeated="4"/>
          <table:table-cell table:style-name="ce34"/>
        </table:table-row>
        <table:table-row table:style-name="ro2">
          <table:table-cell table:number-columns-repeated="9"/>
          <table:covered-table-cell table:number-columns-repeated="4" table:style-name="ce10"/>
          <table:covered-table-cell table:style-name="ce14"/>
          <table:table-cell/>
          <table:covered-table-cell table:number-columns-repeated="6" table:style-name="ce31"/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5 + D7</text:p>
          </table:table-cell>
          <table:table-cell office:value-type="string" calcext:value-type="string">
            <text:p>(D5 + D7) <text:s/>+ D6</text:p>
          </table:table-cell>
          <table:table-cell office:value-type="string" calcext:value-type="string">
            <text:p>P4</text:p>
          </table:table-cell>
        </table:table-row>
        <table:table-row table:style-name="ro2">
          <table:table-cell table:number-columns-repeated="15"/>
          <table:table-cell table:style-name="ce27" office:value-type="string" calcext:value-type="string" table:number-columns-spanned="6" table:number-rows-spanned="2">
            <text:p>( D5 <text:s text:c="2"/>+ <text:s/>D7 ) + <text:s/>D6</text:p>
          </table:table-cell>
          <table:covered-table-cell table:number-columns-repeated="5" table:style-name="ce31"/>
          <table:table-cell table:number-columns-repeated="2"/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number-columns-repeated="15"/>
          <table:covered-table-cell table:number-columns-repeated="6" table:style-name="ce31"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2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23:06:30.5553672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7:52:03.867760910</meta:creation-date>
    <dc:date>2018-11-25T23:42:31.603628783</dc:date>
    <meta:editing-duration>PT44M39S</meta:editing-duration>
    <meta:editing-cycles>3</meta:editing-cycles>
    <meta:generator>LibreOffice/6.0.6.2$Linux_X86_64 LibreOffice_project/00m0$Build-2</meta:generator>
    <meta:document-statistic meta:table-count="1" meta:cell-count="343" meta:object-count="81"/>
  </office:meta>
</office:document-meta>
</file>